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1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76453" officeooo:paragraph-rsid="00540c2c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1" style:font-size-complex="11pt"/>
    </style:style>
    <style:style style:name="P7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8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1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1" style:font-size-complex="11pt" style:font-weight-complex="bold"/>
    </style:style>
    <style:style style:name="P10" style:family="paragraph" style:parent-style-name="Standard">
      <style:text-properties style:font-name="Caligra" fo:font-size="11pt" officeooo:paragraph-rsid="00540c2c" style:font-size-asian="11pt" style:font-name-complex="Arial1" style:font-size-complex="11pt"/>
    </style:style>
    <style:style style:name="P11" style:family="paragraph" style:parent-style-name="Standard">
      <style:text-properties style:font-name="Caligra" fo:font-size="11pt" officeooo:rsid="004557dc" officeooo:paragraph-rsid="00540c2c" style:font-size-asian="11pt" style:font-name-complex="Arial1" style:font-size-complex="11pt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c8339" officeooo:paragraph-rsid="005c8339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text-properties style:font-name="Caligra" fo:font-size="11pt" officeooo:rsid="004d9ce9" officeooo:paragraph-rsid="00540c2c" style:font-size-asian="11pt" style:font-name-complex="Arial1" style:font-size-complex="11pt"/>
    </style:style>
    <style:style style:name="P16" style:family="paragraph" style:parent-style-name="Standard">
      <style:text-properties style:font-name="Caligra" fo:font-size="11pt" officeooo:rsid="00635954" officeooo:paragraph-rsid="00635954" style:font-size-asian="11pt" style:font-name-complex="Arial1" style:font-size-complex="11pt"/>
    </style:style>
    <style:style style:name="P17" style:family="paragraph" style:parent-style-name="Standard">
      <style:text-properties style:font-name="Caligra" officeooo:rsid="004557dc" officeooo:paragraph-rsid="00540c2c"/>
    </style:style>
    <style:style style:name="P18" style:family="paragraph" style:parent-style-name="Standard">
      <style:text-properties style:font-name="Caligra" officeooo:paragraph-rsid="00540c2c"/>
    </style:style>
    <style:style style:name="P19" style:family="paragraph" style:parent-style-name="Standard">
      <style:text-properties style:font-name="Caligra" officeooo:rsid="006ab5ff" officeooo:paragraph-rsid="006ab5ff"/>
    </style:style>
    <style:style style:name="P20" style:family="paragraph" style:parent-style-name="Standard">
      <style:text-properties style:font-name="Caligra" officeooo:rsid="006bc0ed" officeooo:paragraph-rsid="006bc0ed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0323f" officeooo:paragraph-rsid="0060323f" style:font-size-asian="11pt" style:font-weight-asian="bold" style:font-name-complex="Arial1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a8404" officeooo:paragraph-rsid="006a8404" style:font-size-asian="11pt" style:font-name-complex="Arial1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0824e" officeooo:paragraph-rsid="0060824e" style:font-size-asian="11pt" style:font-style-asian="normal" style:font-weight-asian="bold" style:font-name-complex="Arial1" style:font-size-complex="11pt" style:font-style-complex="normal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18424" officeooo:paragraph-rsid="00618424" style:font-size-asian="11pt" style:font-style-asian="normal" style:font-weight-asian="bold" style:font-name-complex="Arial1" style:font-size-complex="11pt" style:font-style-complex="normal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66bab2"/>
    </style:style>
    <style:style style:name="P26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27" style:family="paragraph" style:parent-style-name="Text_20_body" style:master-page-name="Standard">
      <style:paragraph-properties style:page-number="auto"/>
      <style:text-properties style:font-name="Caligra" officeooo:paragraph-rsid="005e0e28"/>
    </style:style>
    <style:style style:name="P28" style:family="paragraph" style:parent-style-name="Text_20_body">
      <style:text-properties style:font-name="Caligra" officeooo:paragraph-rsid="005e0e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68e9e2" style:font-style-asian="normal" style:font-style-complex="normal"/>
    </style:style>
    <style:style style:name="T5" style:family="text">
      <style:text-properties fo:font-style="normal" fo:font-weight="normal" officeooo:rsid="0068e9e2" style:font-style-asian="normal" style:font-weight-asian="normal" style:font-style-complex="normal" style:font-weight-complex="normal"/>
    </style:style>
    <style:style style:name="T6" style:family="text">
      <style:text-properties officeooo:rsid="002fecf8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tyle="italic" officeooo:rsid="005fac0f" style:font-style-asian="italic" style:font-style-complex="italic"/>
    </style:style>
    <style:style style:name="T9" style:family="text">
      <style:text-properties fo:color="#ffffff" loext:opacity="100%" style:font-name="Caligra" fo:font-size="11pt" fo:font-weight="bold" style:font-size-asian="11pt" style:font-weight-asian="bold" style:font-name-complex="Arial1" style:font-size-complex="11pt"/>
    </style:style>
    <style:style style:name="T10" style:family="text">
      <style:text-properties fo:color="#ffffff" loext:opacity="100%" style:font-name="Caligra" fo:font-size="11pt" fo:font-weight="bold" officeooo:rsid="005c3a9a" style:font-size-asian="11pt" style:font-weight-asian="bold" style:font-name-complex="Arial1" style:font-size-complex="11pt"/>
    </style:style>
    <style:style style:name="T11" style:family="text">
      <style:text-properties style:font-name="Caligra" fo:font-size="11pt" fo:font-weight="bold" style:font-size-asian="11pt" style:font-weight-asian="bold" style:font-name-complex="Arial1" style:font-size-complex="11pt" style:font-weight-complex="bold"/>
    </style:style>
    <style:style style:name="T12" style:family="text">
      <style:text-properties style:font-name="Caligra" fo:font-size="11pt" fo:font-weight="bold" officeooo:rsid="004edd93" style:font-size-asian="11pt" style:font-weight-asian="bold" style:font-name-complex="Arial1" style:font-size-complex="11pt" style:font-weight-complex="bold"/>
    </style:style>
    <style:style style:name="T13" style:family="text">
      <style:text-properties style:font-name="Caligra" fo:font-size="11pt" fo:font-weight="bold" officeooo:rsid="006e24ee" style:font-size-asian="11pt" style:font-weight-asian="bold" style:font-name-complex="Arial1" style:font-size-complex="11pt" style:font-weight-complex="bold"/>
    </style:style>
    <style:style style:name="T14" style:family="text">
      <style:text-properties style:font-name="Caligra" fo:font-size="11pt" officeooo:rsid="0066bab2" style:font-size-asian="11pt" style:font-name-complex="Arial1" style:font-size-complex="11pt"/>
    </style:style>
    <style:style style:name="T15" style:family="text">
      <style:text-properties style:font-name="Caligra" fo:font-size="11pt" officeooo:rsid="00674106" style:font-size-asian="11pt" style:font-name-complex="Arial1" style:font-size-complex="11pt"/>
    </style:style>
    <style:style style:name="T16" style:family="text">
      <style:text-properties style:font-name="Caligra" fo:font-size="11pt" officeooo:rsid="006e24ee" style:font-size-asian="11pt" style:font-name-complex="Arial1" style:font-size-complex="11pt"/>
    </style:style>
    <style:style style:name="T17" style:family="text">
      <style:text-properties officeooo:rsid="0064b0fe"/>
    </style:style>
    <style:style style:name="T18" style:family="text">
      <style:text-properties officeooo:rsid="00674106"/>
    </style:style>
    <style:style style:name="T19" style:family="text">
      <style:text-properties officeooo:rsid="006bc0ed"/>
    </style:style>
    <style:style style:name="T20" style:family="text">
      <style:text-properties officeooo:rsid="006e2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6">La dernière fois :</text:span><text:span text:style-name="T7">’’’- écrit le bilan de cours de l'activité 1- commencé l'activité 2 (la plupart des élèves ont fini les quatre premières expériences, certains ont terminé (sauf pour aller plus loin)</text:span></text:p>
      <text:p text:style-name="P28"><text:span text:style-name="T8">à avoir fait : </text:span><text:span text:style-name="T7">exercice 1’’’</text:span></text:p>
      <text:p text:style-name="P14">13 décembre 8h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3"><text:span text:style-name="T9">Séance </text:span><text:span text:style-name="T10">13</text:span><text:span text:style-name="T9">: </text:span><text:span text:style-name="T11">Fiche de préparation</text:span><text:span text:style-name="T12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8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6">Rôle de l’enseignant</text:p>
          </table:table-cell>
        </table:table-row>
        <table:table-row table:style-name="Tableau1.3">
          <table:table-cell table:style-name="Tableau1.C1" office:value-type="string">
            <text:p text:style-name="P9">Appel</text:p>
          </table:table-cell>
          <table:table-cell table:style-name="Tableau1.C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3"/>
          </table:table-cell>
          <table:table-cell table:style-name="Tableau1.C1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21">Correction &amp;&amp; vérification exercice</text:p>
          </table:table-cell>
          <table:table-cell table:style-name="Tableau1.A4" table:number-columns-spanned="2" office:value-type="string">
            <text:p text:style-name="P10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0"/>
          </table:table-cell>
        </table:table-row>
        <table:table-row table:style-name="Tableau1.5">
          <table:table-cell table:style-name="Tableau1.A4" office:value-type="string">
            <text:p text:style-name="P21">Correction activité 1 les questions 2) et 3)</text:p>
          </table:table-cell>
          <table:table-cell table:style-name="Tableau1.A4" table:number-columns-spanned="2" office:value-type="string">
            <text:p text:style-name="P11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23">Continuer l’activité 2</text:p>
            <text:p text:style-name="P24">trace de cours</text:p>
          </table:table-cell>
          <table:table-cell table:style-name="Tableau1.A4" table:number-columns-spanned="2" office:value-type="string">
            <text:p text:style-name="P15"/>
            <text:p text:style-name="P16"><text:span text:style-name="T17">2 x </text:span>impr pap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0"/>
          </table:table-cell>
        </table:table-row>
        <table:table-row table:style-name="Tableau1.7">
          <table:table-cell table:style-name="Tableau1.A4" office:value-type="string">
            <text:p text:style-name="P25"><text:span text:style-name="T13">Commencer </text:span><text:span text:style-name="T14">activité 3 </text:span><text:span text:style-name="T16">(</text:span><text:span text:style-name="T14">par groupe </text:span><text:span text:style-name="T15">on commence à réfléchir</text:span><text:span text:style-name="T14">)</text:span></text:p>
          </table:table-cell>
          <table:table-cell table:style-name="Tableau1.A4" table:number-columns-spanned="2" office:value-type="string">
            <text:p text:style-name="P19">Act3</text:p>
            <text:p text:style-name="P19">/<text:span text:style-name="T19">groupe :</text:span></text:p>
            <text:p text:style-name="P20">3 interrupteurs</text:p>
            <text:p text:style-name="P20">12 fils</text:p>
            <text:p text:style-name="P20">6 lampes</text:p>
            <text:p text:style-name="P20">1 pile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12"/>
          </table:table-cell>
        </table:table-row>
        <table:table-row table:style-name="Tableau1.7">
          <table:table-cell table:style-name="Tableau1.A4" office:value-type="string">
            <text:p text:style-name="P22"><text:span text:style-name="T1">Agenda </text:span>: <text:span text:style-name="T5">exercice 2 et 3</text:span></text:p>
          </table:table-cell>
          <table:table-cell table:style-name="Tableau1.A4" table:number-columns-spanned="2" office:value-type="string">
            <text:p text:style-name="P17"/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12"/>
          </table:table-cell>
        </table:table-row>
      </table:table>
      <text:p text:style-name="P12"/>
      <text:p text:style-name="P7"><text:span text:style-name="T2">Pour la prochaine fois </text:span><text:span text:style-name="T3">: </text:span><text:span text:style-name="T4">exercice 2 et 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M39S</meta:editing-duration>
    <meta:editing-cycles>19</meta:editing-cycles>
    <meta:generator>LibreOffice/7.0.3.1$Linux_X86_64 LibreOffice_project/00$Build-1</meta:generator>
    <meta:creation-date>2020-12-17T23:48:22.076148707</meta:creation-date>
    <meta:initial-creator>J Cercy</meta:initial-creator>
    <dc:date>2020-12-17T23:58:07.783946595</dc:date>
    <dc:creator>J Cercy</dc:creator>
    <meta:document-statistic meta:table-count="1" meta:image-count="0" meta:object-count="0" meta:page-count="1" meta:paragraph-count="25" meta:word-count="114" meta:character-count="632" meta:non-whitespace-character-count="541"/>
    <meta:template xlink:type="simple" xlink:actuate="onRequest" xlink:title="fiche_de_prep_type" xlink:href="../../../../../../../../mes_ressources/document%20type/fiche_de_prep_type.ott" meta:date="2020-12-17T23:48:20.825230846"/>
  </office:meta>
</office:document-meta>
</file>